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00"/>
    </style:style>
    <style:style style:name="P2" style:family="paragraph" style:parent-style-name="Standard" style:list-style-name="L4">
      <style:text-properties officeooo:paragraph-rsid="00021b92" fo:background-color="#ffff00"/>
    </style:style>
    <style:style style:name="P3" style:family="paragraph" style:parent-style-name="Standard">
      <style:text-properties officeooo:paragraph-rsid="000db831" fo:background-color="#ffff00"/>
    </style:style>
    <style:style style:name="P4" style:family="paragraph" style:parent-style-name="Standard" style:list-style-name="L6">
      <style:text-properties officeooo:rsid="00117ce9" officeooo:paragraph-rsid="00117ce9" fo:background-color="#ffff00"/>
    </style:style>
    <style:style style:name="P5" style:family="paragraph" style:parent-style-name="Standard">
      <style:text-properties officeooo:rsid="00008065" officeooo:paragraph-rsid="00008065" fo:background-color="transparent"/>
    </style:style>
    <style:style style:name="P6" style:family="paragraph" style:parent-style-name="Standard" style:list-style-name="L3">
      <style:text-properties officeooo:rsid="0000c2d2" officeooo:paragraph-rsid="0000c2d2" fo:background-color="transparent"/>
    </style:style>
    <style:style style:name="P7" style:family="paragraph" style:parent-style-name="Standard" style:list-style-name="L2">
      <style:text-properties officeooo:paragraph-rsid="00008065"/>
    </style:style>
    <style:style style:name="P8" style:family="paragraph" style:parent-style-name="Standard">
      <style:text-properties officeooo:paragraph-rsid="00021b92"/>
    </style:style>
    <style:style style:name="P9" style:family="paragraph" style:parent-style-name="Standard" style:list-style-name="L4">
      <style:text-properties officeooo:paragraph-rsid="00021b92"/>
    </style:style>
    <style:style style:name="P10" style:family="paragraph" style:parent-style-name="Standard" style:list-style-name="L4">
      <style:text-properties officeooo:rsid="0002262a" officeooo:paragraph-rsid="0002262a"/>
    </style:style>
    <style:style style:name="P11" style:family="paragraph" style:parent-style-name="Standard">
      <style:text-properties fo:background-color="#ff4000"/>
    </style:style>
    <style:style style:name="P12" style:family="paragraph" style:parent-style-name="Standard" style:list-style-name="L5">
      <style:text-properties fo:background-color="#ff4000"/>
    </style:style>
    <style:style style:name="P13" style:family="paragraph" style:parent-style-name="Standard">
      <style:text-properties officeooo:paragraph-rsid="000db831"/>
    </style:style>
    <style:style style:name="T1" style:family="text">
      <style:text-properties officeooo:rsid="00008065"/>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officeooo:rsid="0002262a" fo:background-color="#ffff00" loext:char-shading-value="0"/>
    </style:style>
    <style:style style:name="T5" style:family="text">
      <style:text-properties officeooo:rsid="000e3733" fo:background-color="#ffff00" loext:char-shading-value="0"/>
    </style:style>
    <style:style style:name="T6" style:family="text">
      <style:text-properties officeooo:rsid="001228f8" fo:background-color="#ffff00" loext:char-shading-value="0"/>
    </style:style>
    <style:style style:name="T7" style:family="text">
      <style:text-properties officeooo:rsid="00008065" fo:background-color="transparent" loext:char-shading-value="0"/>
    </style:style>
    <style:style style:name="T8" style:family="text">
      <style:text-properties officeooo:rsid="0000c2d2"/>
    </style:style>
    <style:style style:name="T9" style:family="text">
      <style:text-properties officeooo:rsid="00021b92"/>
    </style:style>
    <style:style style:name="T10" style:family="text">
      <style:text-properties officeooo:rsid="0002262a"/>
    </style:style>
    <style:style style:name="T11" style:family="text">
      <style:text-properties officeooo:rsid="000505dd"/>
    </style:style>
    <style:style style:name="T12" style:family="text">
      <style:text-properties officeooo:rsid="000b8e97"/>
    </style:style>
    <style:style style:name="T13" style:family="text">
      <style:text-properties officeooo:rsid="000d712f"/>
    </style:style>
    <style:style style:name="T14" style:family="text">
      <style:text-properties officeooo:rsid="000db831"/>
    </style:style>
    <style:style style:name="T15" style:family="text">
      <style:text-properties officeooo:rsid="000e3733"/>
    </style:style>
    <style:style style:name="T16" style:family="text">
      <style:text-properties officeooo:rsid="00117ce9"/>
    </style:style>
    <style:style style:name="T17" style:family="text">
      <style:text-properties officeooo:rsid="001228f8"/>
    </style:style>
    <style:style style:name="T18" style:family="text">
      <style:text-properties officeooo:rsid="001367fd"/>
    </style:style>
    <style:style style:name="T19" style:family="text">
      <style:text-properties officeooo:rsid="00152174"/>
    </style:style>
    <style:style style:name="T20" style:family="text">
      <style:text-properties officeooo:rsid="0015fcb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1</text:p>
      <text:p text:style-name="Standard"><text:span text:style-name="T3">-The introduction lacks a better description of the biochemical particularities of ancient DNA.</text:span> <text:span text:style-name="T1">(31:32)</text:span></text:p>
      <text:p text:style-name="Standard"/>
      <text:p text:style-name="P1">The intro would gain by describing aDNA post-mortem degradation, modelling of aDNA</text:p>
      <text:p text:style-name="Standard"><text:span text:style-name="T3">degradation and implementations used in the thesis to deal with it (e.g. Atlas).</text:span> <text:span text:style-name="T1">(32)</text:span></text:p>
      <text:p text:style-name="Standard"/>
      <text:p text:style-name="P1">p. 16 middle – ’target’ haploid – is introduced as a concept that should be useful to be</text:p>
      <text:p text:style-name="P1">defined (otherwise ‘haploid’ has a broader meaning) <text:span text:style-name="T1">(17)</text:span></text:p>
      <text:p text:style-name="P5"/>
      <text:p text:style-name="P1"/>
      <text:p text:style-name="Standard"/>
      <text:p text:style-name="P1">p. 16 last sentence – “..the target is inferred to share a most recent ancestor with that</text:p>
      <text:p text:style-name="P1">reference haploid, relative to all other reference haploids,..” – perhaps ‘more recent’ than</text:p>
      <text:p text:style-name="P1">‘most recent’ (sensu MRCA, which all sequences share at some point), and probably only</text:p>
      <text:p text:style-name="P1">in case the other reference haploids show lower matching. <text:span text:style-name="T1">(17)</text:span></text:p>
      <text:list xml:id="list2718365570" text:style-name="L2">
        <text:list-item>
          <text:p text:style-name="P7"><text:span text:style-name="T7">Modified to ‘most recent, relative all other reference haploids’</text:span></text:p>
        </text:list-item>
      </text:list>
      <text:p text:style-name="Standard"/>
      <text:p text:style-name="P1">p. 21 third line a word probably missing, ‘order’ <text:span text:style-name="T1">(22)</text:span></text:p>
      <text:p text:style-name="Standard"/>
      <text:p text:style-name="P1">p. 22. ‘to confidently call heterozygous genotypes’ – only heterozygous? Consider</text:p>
      <text:p text:style-name="P1">removing ‘heterozygous’ or replacing it with ‘diploid’ <text:span text:style-name="T1">(23)</text:span></text:p>
      <text:p text:style-name="Standard"/>
      <text:p text:style-name="P1">p. 24 subsection title [uses of?] chromopainter [in] ancient DNA? <text:span text:style-name="T1">(25)</text:span></text:p>
      <text:p text:style-name="Standard"/>
      <text:p text:style-name="P1">p. 24 first para, typos ‘fruit[s]’, ‘difficult[y]’ <text:span text:style-name="T8">(25)</text:span></text:p>
      <text:p text:style-name="Standard"/>
      <text:p text:style-name="P1">p. 25, 2nd line ‘ the the ability’ <text:span text:style-name="T8">(26)</text:span></text:p>
      <text:p text:style-name="Standard"/>
      <text:p text:style-name="P1">p. 25, 2nd para, ‘approximately 31’ consider ‘more than 30’ <text:span text:style-name="T8">(26)</text:span></text:p>
      <text:p text:style-name="Standard"/>
      <text:p text:style-name="P1">p. 26 4-5th lines, ‘to infer identify’ – one verb too many <text:span text:style-name="T8">(27)</text:span></text:p>
      <text:p text:style-name="Standard"/>
      <text:p text:style-name="P1">p. 29 end of 2nd para, consider adding QUILT to methods that take BAMs and estimate</text:p>
      <text:p text:style-name="P1">lilelihoods in the process <text:span text:style-name="T8">(30)</text:span></text:p>
      <text:p text:style-name="Standard"/>
      <text:p text:style-name="P1">p. 30-1 section on overlaps between genotyping arrays might include reference to the</text:p>
      <text:p text:style-name="P1">ascertainment biases mentioned on p. 20, as well as commercial (Illumina vs Affymetrix)</text:p>
      <text:p text:style-name="P1">reasons for SNP selection differences. SNP ascertainment of the Human Origins Array</text:p>
      <text:p text:style-name="P1">combines, in fact, 13 different strategies (Patterson et al. 2012). <text:span text:style-name="T8">(34)</text:span></text:p>
      <text:list xml:id="list76280946" text:style-name="L3">
        <text:list-item>
          <text:p text:style-name="P6">Unsure what the ‘comercial reasons are’</text:p>
        </text:list-item>
      </text:list>
      <text:p text:style-name="Standard"/>
      <text:p text:style-name="P1">p. 31, 6th line, ‘is analyse’ consider replacing with ‘is needed for’ <text:span text:style-name="T9">(33)</text:span></text:p>
      <text:p text:style-name="Standard">Chapter 2</text:p>
      <text:p text:style-name="Standard"/>
      <text:p text:style-name="Standard">-In this chapter and in the thesis in general, the descriptions of pipelines are difficult to follow.</text:p>
      <text:p text:style-name="Standard"/>
      <text:p text:style-name="P8">We suggest: </text:p>
      <text:list xml:id="list1790222970" text:style-name="L4">
        <text:list-item>
          <text:p text:style-name="P9"><text:span text:style-name="T3">the pipelines for each chapter are presented schematically through the use of figures</text:span> </text:p>
          <text:list>
            <text:list-item>
              <text:p text:style-name="P10">Chapter 2 (43)</text:p>
            </text:list-item>
            <text:list-item>
              <text:p text:style-name="P10">Chapter 4 (141)</text:p>
            </text:list-item>
            <text:list-item>
              <text:p text:style-name="P10">Chapter 5 (171)</text:p>
            </text:list-item>
          </text:list>
        </text:list-item>
        <text:list-item>
          <text:p text:style-name="P2"><text:soft-page-break/><text:span text:style-name="T10">T</text:span>ables where reporting variant numbers and precision and sensitivity by heterozygous and homozygous positions or by minor allele frequency) <text:span text:style-name="T10">(57:59)</text:span></text:p>
        </text:list-item>
        <text:list-item>
          <text:p text:style-name="P9"><text:s/><text:span text:style-name="T3">Specifically, in case of the usage of GLIMPSE it needs to be specified how the ATLAS output was modified so that the input of GLIMPSE would have included all variants from the reference panel. This is a critical requirement of GLIMPSE which is particularly important for low coverage samples. The ATLAS output (unlike the bcftools option described by the authors of GLIMPSE) by default includes only variants which have been covered at least by a read and an additional step which is not described in the thesis would have had to be implemented to introduce the reference panel positions not covered by reads in a target sample. </text:span><text:span text:style-name="T4">(42)</text:span></text:p>
        </text:list-item>
        <text:list-item>
          <text:p text:style-name="P9">Reporting of variant numbers that pass different steps of the pipelines</text:p>
        </text:list-item>
      </text:list>
      <text:p text:style-name="P8"/>
      <text:p text:style-name="Standard">-The algorithm of ChromoPainterUncertainty is not fluently explained. Confusing writing.</text:p>
      <text:p text:style-name="Standard">Confusing notation. This needs to be rewritten.</text:p>
      <text:p text:style-name="Standard"/>
      <text:p text:style-name="P1">-Equation 2.1 and 2.2 are not sufficiently well explained in words. There are errors in the</text:p>
      <text:p text:style-name="P1">notation. This is fundamental for the understanding of the thesis. <text:span text:style-name="T11">(38, 40)</text:span></text:p>
      <text:p text:style-name="Standard"/>
      <text:p text:style-name="P1">p. 37, should ‘Note that above (3) reduces (1)’ be ‘Note that above (2.2) reduces (2.1)’? <text:span text:style-name="T11">(40)</text:span></text:p>
      <text:p text:style-name="Standard"/>
      <text:p text:style-name="P1">-Carefully consider whether the category Jewish can be used when comparing other</text:p>
      <text:p text:style-name="P1">populations based on geographical location and not on religious affiliation. <text:span text:style-name="T11">(79)</text:span></text:p>
      <text:p text:style-name="Standard"/>
      <text:p text:style-name="P1">p. 34, 3rd line, ‘each genetic region’ -&gt; ‘each autosomal region’ <text:span text:style-name="T11">(37)</text:span></text:p>
      <text:p text:style-name="Standard"/>
      <text:p text:style-name="P11">p. 35 ‘<text:span text:style-name="T11">theta’</text:span> is the probability of a mutation occurring’ – which sounds like a definition of</text:p>
      <text:p text:style-name="P11">‘mutation rate’. Would it rather be the probability of inter-individual difference in a</text:p>
      <text:p text:style-name="P11">population that is meant here?</text:p>
      <text:list xml:id="list526923763" text:style-name="L5">
        <text:list-item>
          <text:p text:style-name="P12">shorturl.at/bnuC2</text:p>
        </text:list-item>
      </text:list>
      <text:p text:style-name="Standard"/>
      <text:p text:style-name="P1">p. 35 ‘a single recipient individuals copies’ <text:span text:style-name="T11">(39)</text:span></text:p>
      <text:p text:style-name="Standard"/>
      <text:p text:style-name="P1">p. 36 ‘uncertainty in imputed genotype calls’ <text:span text:style-name="T12">(39)</text:span></text:p>
      <text:p text:style-name="Standard"/>
      <text:p text:style-name="P1">p. 36, explain why dosage score is used rather than maxGP in defining uncertainty and</text:p>
      <text:p text:style-name="P1">whether there would be a difference between the two approaches in defining G and U? In</text:p>
      <text:p text:style-name="P1">cases where ‘1|1’ call has low likelihood would it be clearly distinct from ‘1|0’ cases of high</text:p>
      <text:p text:style-name="P1">likelihood when considering only dosage? <text:span text:style-name="T12">(40)</text:span></text:p>
      <text:p text:style-name="Standard"/>
      <text:p text:style-name="P1">p. 37, list of ancient genomes – would be helpful to add their average depth estimates <text:span text:style-name="T12">(41)</text:span></text:p>
      <text:p text:style-name="Standard"/>
      <text:p text:style-name="P1">p. 38, calling 77M sites from 1000 GP without any filter? E.g. MAC 5 typically used to</text:p>
      <text:p text:style-name="P1">exclude false positive SNPs in the reference panel. <text:span text:style-name="T13">(42)</text:span></text:p>
      <text:p text:style-name="P1"/>
      <text:p text:style-name="Standard"/>
      <text:p text:style-name="P1">p. 40, ‘only GLIMPSE runs quickly enough to analyse SNPs with sequence-level density.’</text:p>
      <text:p text:style-name="P1">is not perhaps totally clear and correct assessment in comparison with BEAGLE <text:span text:style-name="T13">(44)</text:span></text:p>
      <text:p text:style-name="Standard"/>
      <text:p text:style-name="P1">p. 40, ‘3202 individuals from 26 worldwide populations’, note that in the appendix on page</text:p>
      <text:p text:style-name="P1">187 there is a different number ‘172 worldwide populations’, i.e. unclear whether what is</text:p>
      <text:p text:style-name="P1">meant is only 1000 GP data or a merger with Simons and HGDP Projects’ data. <text:span text:style-name="T13">(44)</text:span></text:p>
      <text:p text:style-name="Standard"/>
      <text:p text:style-name="P1"><text:soft-page-break/>p. 41, 3rd line, ‘to produced’ <text:span text:style-name="T13">(45)</text:span></text:p>
      <text:p text:style-name="Standard"/>
      <text:p text:style-name="P1">p. 42, explain whether when calculating precision and sensitivity only those variant</text:p>
      <text:p text:style-name="P1">positions that overlap between the target sample and the reference panel were considered <text:span text:style-name="T14">(46)</text:span></text:p>
      <text:p text:style-name="Standard"/>
      <text:p text:style-name="P1">p. 45, 3rd line from bottom, ‘reasonably’ -&gt; ‘reasonable’ <text:span text:style-name="T14">(50)</text:span></text:p>
      <text:p text:style-name="Standard"/>
      <text:p text:style-name="P1">p. 47, what exactly is bias here and how measured? <text:span text:style-name="T14">(50:51)</text:span></text:p>
      <text:p text:style-name="Standard"/>
      <text:p text:style-name="P1">p. 47, two times mitigate in one sentence <text:span text:style-name="T14">(51)</text:span></text:p>
      <text:p text:style-name="Standard"/>
      <text:p text:style-name="Standard">p. 50, imputation results, it would be helpful to report/table besides the accuracy other</text:p>
      <text:p text:style-name="Standard">stats considered after the GLIMPSE imputation, e.g. the number of retained heterozygous</text:p>
      <text:p text:style-name="P13">sites, proportion of missingness in REF/REF, HET, ALT/ALT calls. </text:p>
      <text:p text:style-name="P13"/>
      <text:p text:style-name="P3">Were het versus hom calls considered separately in sensitivity and precision estimation? <text:span text:style-name="T14">(57:59)</text:span></text:p>
      <text:p text:style-name="Standard"/>
      <text:p text:style-name="P1">p. 51, considering the relationship with SNP frequency explain if any minor allele frequency</text:p>
      <text:p text:style-name="P3">thresholds were applied before estimating the accuracy <text:span text:style-name="T14">(46)</text:span></text:p>
      <text:p text:style-name="Standard"/>
      <text:p text:style-name="P1">p. 52, “As imputation relies on matching IBD tracts between individuals, imputation</text:p>
      <text:p text:style-name="P1">accuracy increases where individuals share more IBD [104].” – explain whether this</text:p>
      <text:p text:style-name="P1">relationship is true specifically in case where target individuals share more IBD with</text:p>
      <text:p text:style-name="P1">individuals represented in the reference panel <text:span text:style-name="T15">(56)</text:span></text:p>
      <text:p text:style-name="P1"/>
      <text:p text:style-name="Standard">p. 53 – what can be concluded from these analyses?</text:p>
      <text:p text:style-name="Standard"/>
      <text:p text:style-name="Standard">p. <text:span text:style-name="T3">62, Figure 2.8 – were all ancient samples projected? </text:span><text:span text:style-name="T5">(48)</text:span></text:p>
      <text:p text:style-name="Standard"/>
      <text:p text:style-name="P1">p. 63, what imputation tool did Margaryan et al. use and how to interpret the difference of</text:p>
      <text:p text:style-name="P1">their finding that fineSTRUCTURE groupings, containing individuals as low as 0.1x</text:p>
      <text:p text:style-name="P1">coverage, were not driven by coverage? <text:span text:style-name="T16">(69)</text:span></text:p>
      <text:list xml:id="list1697453880" text:style-name="L6">
        <text:list-item>
          <text:p text:style-name="P4">I made an error here – they actually tested down to 0.5x, not 0.1x</text:p>
        </text:list-item>
      </text:list>
      <text:p text:style-name="Standard"/>
      <text:p text:style-name="Standard">p. 63, “<text:span text:style-name="T3">Consistent with previous the results</text:span>,” <text:span text:style-name="T16">(71)</text:span></text:p>
      <text:p text:style-name="Standard"/>
      <text:p text:style-name="Standard">p. <text:span text:style-name="T3">64, LBK excluded because anomalously poor results, in what sense?</text:span> <text:span text:style-name="T16">(71)</text:span></text:p>
      <text:p text:style-name="Standard"/>
      <text:p text:style-name="P1">p. 63, last section, I suppose reference to Figure 2.10 should be made? <text:span text:style-name="T17">(71)_</text:span></text:p>
      <text:p text:style-name="Standard"/>
      <text:p text:style-name="Standard">p. <text:span text:style-name="T3">67, “However, there is a degree of noise..” needs further clarification what is meant. </text:span><text:span text:style-name="T6">(75)</text:span></text:p>
      <text:p text:style-name="Standard"/>
      <text:p text:style-name="P1">p. 67, “These results suggest that imputation introduces a degree of bias into 0.1x…” – As</text:p>
      <text:p text:style-name="P1">no other imputation method was used, and the results of BEAGLE 4.0 based analyses</text:p>
      <text:p text:style-name="P1">reported in Margaryan et al. 2020 suggest otherwise, can these results obtained with</text:p>
      <text:p text:style-name="P1">GLIMPSE within this thesis be generalized or rather should it be stated that “These results</text:p>
      <text:p text:style-name="P1">suggest that imputation with GLIMPSE introduces a degree of bias into 0.1x…” <text:span text:style-name="T18">(75)</text:span></text:p>
      <text:p text:style-name="Standard"/>
      <text:p text:style-name="P1">p. 67, the last paragraph on ChromoPainter introduced/amplified biases – removal of</text:p>
      <text:p text:style-name="P1">poorly imputed SNPs is mentioned which emphasizes genotype imputation errors,</text:p>
      <text:p text:style-name="P1">alternatively could it be the effect of phasing errors that is behind this? <text:span text:style-name="T18">(76)</text:span></text:p>
      <text:p text:style-name="Standard"/>
      <text:p text:style-name="P1"><text:soft-page-break/>p. 68, considering the stated shifts towards the centre of the PCA it might be helpful to</text:p>
      <text:p text:style-name="P1">show the x=0 and y=0 lines on the plot. <text:span text:style-name="T18">(76:77)</text:span></text:p>
      <text:p text:style-name="Standard"/>
      <text:p text:style-name="P1">p. 70, section 2.7.2 – besides the bias towards reference panel, can the bias to reference</text:p>
      <text:p text:style-name="P1">sequence be shown/tabled e.g. by GP&lt;0.99 call differences from high coverage calls of</text:p>
      <text:p text:style-name="P1">ALT/ALT and HET than REF/REF <text:span text:style-name="T18">(79)</text:span></text:p>
      <text:p text:style-name="Standard"/>
      <text:p text:style-name="P1">p. 70, “Therefore, we can compare the amount [of] different..” <text:span text:style-name="T18">(78)</text:span></text:p>
      <text:p text:style-name="Standard"/>
      <text:p text:style-name="P1">p. 71, “the largest different[ce]” <text:span text:style-name="T18">(80)</text:span></text:p>
      <text:p text:style-name="Standard"/>
      <text:p text:style-name="P1">p. 72, “then calculated r-squared between copyvectors..”, correlations using r2?, consider</text:p>
      <text:p text:style-name="P1">rephrasing <text:span text:style-name="T18">(81)</text:span></text:p>
      <text:p text:style-name="Standard"/>
      <text:p text:style-name="P1">p. 74, RAF – unclear what it is – “variants with a low frequency” –should be specified to be</text:p>
      <text:p text:style-name="P1">either minor, derived, or non-reference allele frequency. “RAF refers to the frequency of</text:p>
      <text:p text:style-name="P1">the allele..” – of which allele? <text:span text:style-name="T18">(83)</text:span></text:p>
      <text:p text:style-name="Standard"/>
      <text:p text:style-name="P1">p. 74, “cop[y]vector”; also the statement about no improvement in Table 2.3 unclear: the 1-</text:p>
      <text:p text:style-name="P1">TVD values seem to be consistently higher for r than s and u in case of 0.1x although</text:p>
      <text:p text:style-name="P1">indeed not improved in case of 0.5x. <text:span text:style-name="T19">(83)</text:span></text:p>
      <text:p text:style-name="Standard"/>
      <text:p text:style-name="P1">p. 79, “As it [is] not possible..“ <text:span text:style-name="T19">(88)</text:span></text:p>
      <text:p text:style-name="Standard"/>
      <text:p text:style-name="P1">p. 79, unclear where the threshold for a ‘good’ SNPs being covered by a single read is</text:p>
      <text:p text:style-name="P1">coming from, considering stats in Figure 2.15, perhaps it should say ’even’ if the threshold</text:p>
      <text:p text:style-name="P1">was one SNP? Also, the Figure 2.15 stats are about observation of two alleles which is not</text:p>
      <text:p text:style-name="P1">the same as distinguishing between het and hom genotypes.</text:p>
      <text:p text:style-name="Standard"/>
      <text:p text:style-name="P1">p. 80, there is a lonely z underneath Table 2.6</text:p>
      <text:p text:style-name="Standard"/>
      <text:p text:style-name="P1">p. 83, “quality score significantly can significantly“ <text:span text:style-name="T20">(92)</text:span></text:p>
      <text:p text:style-name="Standard"><text:s/></text:p>
      <text:p text:style-name="P1">p. 84, “Thus, [t]he results presented in“ <text:span text:style-name="T20">(93)</text:span></text:p>
      <text:p text:style-name="Standard"/>
      <text:p text:style-name="Standard">Chapter 3</text:p>
      <text:p text:style-name="Standard">- F-STATISTIC should explain the logic of using the populations selected for a general</text:p>
      <text:p text:style-name="Standard">reader without knowledge of human evolution. Please state specifically the hypothesis you</text:p>
      <text:p text:style-name="Standard">are testing.</text:p>
      <text:p text:style-name="Standard">p. 86, “..at different periods in the previous three centuries..” – only just? rephrase</text:p>
      <text:p text:style-name="Standard">p. 86, “but it [is] though”</text:p>
      <text:p text:style-name="Standard">p. 88, “The latter approach is more powerful at detecting recent shared [what?] because it</text:p>
      <text:p text:style-name="Standard">finds who an individual shares ancestry with overall” – consider rephrasing</text:p>
      <text:p text:style-name="Standard">p. 90, last line, UK10K is part of HRC</text:p>
      <text:p text:style-name="Standard">p. 94, “An alternative option to using Origins” – an alternative to what, Human Origins</text:p>
      <text:p text:style-name="Standard">dataset?</text:p>
      <text:p text:style-name="Standard">p. 95, “the samples in the U.K. Biobank dataset do not have any associated population or</text:p>
      <text:p text:style-name="Standard">ethnic group labels” – might be worth specifying that except for the Data-field 20115,</text:p>
      <text:p text:style-name="Standard">Country of Birth (non-UK origin) - even though self-reported and not ethnic group level</text:p>
      <text:p text:style-name="Standard">information</text:p>
      <text:p text:style-name="Standard">p. 97, last sentence ends abruptly “but had less than” and does not seem to continue on</text:p>
      <text:p text:style-name="Standard">the next page</text:p>
      <text:p text:style-name="Standard"><text:soft-page-break/>p. 99, because of specific SNP ascertainment strategies a sizeable fraction of Human</text:p>
      <text:p text:style-name="Standard">Origins SNPs have a very low frequency – explain whether MAF filters were used and</text:p>
      <text:p text:style-name="Standard">whether the 535,544 SNPs include also invariable positions in target samples</text:p>
      <text:p text:style-name="Standard">p. 100. “Whilst it seems counter-intuitive that there is more power using a smaller number</text:p>
      <text:p text:style-name="Standard">of SNPS” – explain more explicitly whether these results suggest that there is no benefit of</text:p>
      <text:p text:style-name="Standard">using more than 50K SNPs with ChromoPainter</text:p>
      <text:p text:style-name="Standard">p. 100 “Imputation methods rely on identifying reference haplotypes” – generalization that</text:p>
      <text:p text:style-name="Standard">does not apply to reference-free imputation methods such as STITCH</text:p>
      <text:p text:style-name="Standard">p. 101, “one of the few west African group[s]“</text:p>
      <text:p text:style-name="Standard">8p. 102, “Put together, these results suggest that using imputed data would introduce</text:p>
      <text:p text:style-name="Standard">a level of bias and loss of information“ – what level of bias? Some bias is indeed expected,</text:p>
      <text:p text:style-name="Standard">but what impact does it have?</text:p>
      <text:p text:style-name="Standard">p. 102 “Therefore, in all later analysis, I chose to use the approximately 70,000 non-</text:p>
      <text:p text:style-name="Standard">imputed SNPs” – not exactly true, rephrase, as later on, p. 116, same analyses reported</text:p>
      <text:p text:style-name="Standard">also on imputed data.</text:p>
      <text:p text:style-name="Standard">p. 113-4, “There are several interesting results. For example, there are 2,263 individuals</text:p>
      <text:p text:style-name="Standard">who were born in the Caribbean.” – why is this interesting?</text:p>
      <text:p text:style-name="Standard">p. 118 “with recent African [ancestry] are distributed”</text:p>
      <text:p text:style-name="Standard">p. 118, mij and mj definitions check</text:p>
      <text:p text:style-name="Standard">p. 120, “Further, I found that using imputed genotypes may significantly reduce the power</text:p>
      <text:p text:style-name="Standard">of a painting..” – explain what exactly does this reduced power mean, and, how generally</text:p>
      <text:p text:style-name="Standard">this claim can be made – about all imputation methods, imputation from array based</text:p>
      <text:p text:style-name="Standard">genotype data, specific array? Add more detail, similarly to other statements made, e.g. “I</text:p>
      <text:p text:style-name="Standard">did not find evidence for structure in how African ancestry was distributed across the U.K.,</text:p>
      <text:p text:style-name="Standard">based on the testing centre that participants registered at.”</text:p>
      <text:p text:style-name="Standard">Chapter 4</text:p>
      <text:p text:style-name="Standard">p. 124 “SNP-based studies have shown that there is only very weak substructure [152].</text:p>
      <text:p text:style-name="Standard">Questions remain as to the origin of this East-West structure; is it recent structure, or does</text:p>
      <text:p text:style-name="Standard">it persist to the Middle Ages or earlier?” – unclear about the East-West structure here as</text:p>
      <text:p text:style-name="Standard">the cited paper reports “that there exists a low genetic differentiation between the samples</text:p>
      <text:p text:style-name="Standard">along a north-south gradient within Germany”, and, unclear about the directionality of time</text:p>
      <text:p text:style-name="Standard">in ‘persist to the Middle Ages’</text:p>
      <text:p text:style-name="Standard">p. 127, “To determine the mtDNA and y-chromosome haplogroups for each newly</text:p>
      <text:p text:style-name="Standard">sequenced ancient sample, I used Haplogrep..” note that this tool only works on mtDNA</text:p>
      <text:p text:style-name="Standard">p. 128, PLINK PCA, unclear how the pre-imputation genotypes were obtained – were</text:p>
      <text:p text:style-name="Standard">these called in form of haploid/diploid genotypes or genotype likelihoods and as PLINK</text:p>
      <text:p text:style-name="Standard">does not take likelihoods or haploid calls how was the uncertainty dealt with? If directly</text:p>
      <text:p text:style-name="Standard">called genotypes</text:p>
      <text:p text:style-name="Standard">p. 128, Table 4.1 – date estimates given in which units, before present? Or rather BC,</text:p>
      <text:p text:style-name="Standard">except for the medieval?</text:p>
      <text:p text:style-name="Standard">p. 130, Table 4.2 – mention source (HellBus) in the table footnote.</text:p>
      <text:p text:style-name="Standard">p. 134, “with other literature samples” – with other ‘published samples’?;</text:p>
      <text:p text:style-name="Standard">p. 135, “fineSTRUCTURE grouped Erg1 with two samples from Upper</text:p>
      <text:p text:style-name="Standard">Palaeolithic/Neolithic Italy” – refer to figure/table where these results are shown, Figure</text:p>
      <text:p text:style-name="Standard">4.4.?</text:p>
      <text:p text:style-name="Standard">p. 136, Figure title “Principle component analysis of genotype matrix” – perhaps instead of</text:p>
      <text:p text:style-name="Standard">genotype matrix a more informative name for the presented dataset can be used?</text:p>
      <text:p text:style-name="Standard">p. 138, the Z&gt;3 score for f4(Erg1,Din2,WHG,Mbuti) interpreted as a possible outcome of</text:p>
      <text:p text:style-name="Standard">multiple testing – how does this relate to WHG admixture results in the next section 4.3.3?</text:p>
      <text:p text:style-name="Standard">consider rephrasing in this context here more as an uncertainty whether admixture or</text:p>
      <text:p text:style-name="Standard">multiple testing error rather than resolving for the latter</text:p>
      <text:p text:style-name="Standard">p. p. 139, qpAdm result on Erg1 – specify where shown, Figure 4.7? not referred to; Erg2</text:p>
      <text:p text:style-name="Standard"><text:soft-page-break/>qpAdm results showing no HG admixture mentioned, but the SOURCEFIND results show</text:p>
      <text:p text:style-name="Standard">some level of admixture, explain and rephrase the statements in the text</text:p>
      <text:p text:style-name="Standard">p. 140, the same, reference to relevant figures needed for MOSAIC and SOURCEFIND</text:p>
      <text:p text:style-name="Standard">results within the first paragraph where the results are first mentioned.</text:p>
      <text:p text:style-name="Standard">p. 146, “from a source closest to an Alamannic-Frankish sample” – from which published</text:p>
      <text:p text:style-name="Standard">source?</text:p>
      <text:p text:style-name="Standard">p. 146, “The estimated Fst” – how, where explained?</text:p>
      <text:p text:style-name="Standard">p. 148, “However, the two Germanic samples fall into a fineSTRUCTURE cluster with a set</text:p>
      <text:p text:style-name="Standard">of contemporaneous samples from Northern Europe, including 10-11th century Vikings</text:p>
      <text:p text:style-name="Standard">from Estonia, Sweden and Iceland,” – where presented? On Figure 4.4 no Vikings are</text:p>
      <text:p text:style-name="Standard">shown. If not shown anywhere include ‘data not shown’. Which sources used for Early</text:p>
      <text:p text:style-name="Standard">Slavic samples?</text:p>
      <text:p text:style-name="Standard">p. 148 “and has was [been] dated”</text:p>
      <text:p text:style-name="Standard">9p. 150, “whilst DIN2 showed no evidence of admixture” – but it does according to figures</text:p>
      <text:p text:style-name="Standard">4.7 and 4.8, modify text to explain</text:p>
      <text:p text:style-name="Standard">p. 150, on the origin of the southern component in the Cherry Tree Cave Iron Age</text:p>
      <text:p text:style-name="Standard">samples “The most plausible source of this ancestry is from Italy, with the best source in</text:p>
      <text:p text:style-name="Standard">the dataset being the cluster of Renaissance samples from Antonio et al (2019) [59], date</text:p>
      <text:p text:style-name="Standard">to between 282 - 354 AD. How exactly does this work considering the Cherry Tree Cave</text:p>
      <text:p text:style-name="Standard">samples are from 6th century BC, i.e. more than 800 years older? Consider</text:p>
      <text:p text:style-name="Standard">rephrasing/modifying the text. Similarly the time scale does not seem to fit with the</text:p>
      <text:p text:style-name="Standard">Lombards in Italy and their migration to Southern Germany, at least not from Italy, unless</text:p>
      <text:p text:style-name="Standard">considering the possibility of Lombard ancestors before them reaching Italy? But then this</text:p>
      <text:p text:style-name="Standard">would not explain the presence of Italian ancestry in Iron Age Germans of the Cherry Tree</text:p>
      <text:p text:style-name="Standard">Cave.</text:p>
      <text:p text:style-name="Standard">p. 151, “The arrival of Yamnaya-like ancestry from this early (2762BC) [period? Or what</text:p>
      <text:p text:style-name="Standard">exactly?] represents..”</text:p>
      <text:p text:style-name="Standard">Chapter 5</text:p>
      <text:p text:style-name="Standard">pp. 152-4 reference to Figure 5.1 should be made in text where talking about the three</text:p>
      <text:p text:style-name="Standard">Slavic groupings, currently this figure, which is useful for presenting the relevant</text:p>
      <text:p text:style-name="Standard">geographic context, is not cited anywhere in the text.</text:p>
      <text:p text:style-name="Standard">p. 156, questions – if the material is specifically focused on Czech samples then it would</text:p>
      <text:p text:style-name="Standard">make more sense to formulate the questions also accordingly, e.g. “Is there evidence of</text:p>
      <text:p text:style-name="Standard">genetic change between Migration period and Early Middle Ages in the area of present-</text:p>
      <text:p text:style-name="Standard">day Czech Republic”. “Do the labels “Migration Period” and “Early Middle Ages” make</text:p>
      <text:p text:style-name="Standard">sense” is too perhaps a bit too vague question and should be rephrased. Can the evidence</text:p>
      <text:p text:style-name="Standard">from these 17 samples indeed be used to show no continuity, explain whether continuity is</text:p>
      <text:p text:style-name="Standard">your H0 and change H1?</text:p>
      <text:p text:style-name="Standard">p. 156, methods “Whole genome sequence data were generated ..”. Add a disclaimer of</text:p>
      <text:p text:style-name="Standard">the data generation by collaborators and explain what data were given and which initial</text:p>
      <text:p text:style-name="Standard">processing was done by the author. Explain how the genotypes (likelihoods) were called</text:p>
      <text:p text:style-name="Standard">(ATLAS?) and whether any filters were applied.</text:p>
      <text:p text:style-name="Standard">p. 157, Table 1, all 17 samples appear to have a relatively narrow coverage range, 5-7.3x,</text:p>
      <text:p text:style-name="Standard">what was the motivation for choosing this particular coverage? And, how many samples in</text:p>
      <text:p text:style-name="Standard">total were examined (assuming not all of them could be brought up to this coverage)?</text:p>
      <text:p text:style-name="Standard">Would average depth be more appropriate term to use in this case than coverage?</text:p>
      <text:p text:style-name="Standard">p. 157, “imputation and phasing pipeline to generate genotype likelihoods..” – does the</text:p>
      <text:p text:style-name="Standard">imputation output indeed report genotype likelihoods (GL) or genotype probabilities (GP),</text:p>
      <text:p text:style-name="Standard">which (the latter) would consider the haplotypes in the reference panel</text:p>
      <text:p text:style-name="Standard">p. 158, “I retained only the 500,000 markers with the lowest amount of missingness”, by</text:p>
      <text:p text:style-name="Standard">what cut-off value, was this done after the MS-POBI-HellBus merging – how many SNPs</text:p>
      <text:p text:style-name="Standard">were retained after the merging?</text:p>
      <text:p text:style-name="Standard"><text:soft-page-break/>p. 161, “the Migration Period samples are heterogeneous are [and] not likely to originate”</text:p>
      <text:p text:style-name="Standard">p. 162, a table without title or footnote. Is this table related to the last paragraph of the</text:p>
      <text:p text:style-name="Standard">methods, “..and the following sets as surrogates”?</text:p>
      <text:p text:style-name="Standard">p. 164, “LIB4 and LIB5 cluster together with Early Iron Age and Renaissance samples from</text:p>
      <text:p text:style-name="Standard">Italy” – cluster is perhaps a too strong word considering almost equal distance to Anatolia</text:p>
      <text:p text:style-name="Standard">Neolithic and the absence of other (than Bavarian and Italian) Iron Age samples from</text:p>
      <text:p text:style-name="Standard">Europe on the plots, consider rephrasing</text:p>
      <text:p text:style-name="Standard">p. 165, “Historical evidence cites alliances between Slavs and Lombards in the 5th century</text:p>
      <text:p text:style-name="Standard">[195].” – consider including and discussing in this context the direct ancient DNA evidence</text:p>
      <text:p text:style-name="Standard">from the Longobards (Amorim et al. 2018 Nat Comm)?</text:p>
      <text:p text:style-name="Standard">p. “LIB12 displays ancestry which is more typical of the preceding Central European</text:p>
      <text:p text:style-name="Standard">Bronze Age,” – note difference between the LIB12 neighbours on Fig. 5.2 and 5.3? In the</text:p>
      <text:p text:style-name="Standard">latter it is closest to bavaria_zuzana and Lombards.</text:p>
      <text:p text:style-name="Standard">p. 165, “All 12 samples cluster in the same fineSTRUCTURE group (named Slavic Early</text:p>
      <text:p text:style-name="Standard">Middle Age II)” – is this with reference to Fig. 5.3? – cannot find such label there, the label</text:p>
      <text:p text:style-name="Standard">shows on Fig. 5.2 but the red samples cover much wider space including Bavarian Bronze</text:p>
      <text:p text:style-name="Standard">Age and GoldenHordeEuro as well as Mesolithic and other labels.</text:p>
      <text:p text:style-name="Standard">10p. 165, “SOURCEFIND showed ..” – is there a figure or a table? Also the claimed</text:p>
      <text:p text:style-name="Standard">relationships are difficult to follow on Figure D.7.</text:p>
      <text:p text:style-name="Standard">p. 169, “affinity to present-day Greek individuals” is difficult to tell from Fig. 5.7</text:p>
      <text:p text:style-name="Standard">p. 174, Fig. 5.10, 2-way admixture involving which sources? Which samples, groups</text:p>
      <text:p text:style-name="Standard">considered as the targets of admixture? What is the difference between green and blue</text:p>
      <text:p text:style-name="Standard">boxes?</text:p>
      <text:p text:style-name="Standard">p. 175, “source best represented by present-day Uygurs” – what could be the historical</text:p>
      <text:p text:style-name="Standard">event that could explain this? Can Finno-Ugric (FU) substrate, that has been estimated to</text:p>
      <text:p text:style-name="Standard">have Yukaghir component due to an Iron Age migration as the likeliest source, be ruled out</text:p>
      <text:p text:style-name="Standard">here as the source?</text:p>
      <text:p text:style-name="Standard">p. 176, continuity exists or not statements – what exactly do these mean? No continuity</text:p>
      <text:p text:style-name="Standard">between modern and Migration Period samples, does the statement mean complete</text:p>
      <text:p text:style-name="Standard">replacement (no continuity at all) or significant level of change (continuity and change by</text:p>
      <text:p text:style-name="Standard">drift only model can be ruled out)?</text:p>
      <text:p text:style-name="Standard">p. 177, “Alternatively, it is possible these individuals are a leftover from a historically</text:p>
      <text:p text:style-name="Standard">described Lombard migration that moved from Northern Germany through</text:p>
      <text:p text:style-name="Standard">Czechia, Slovakia, Hungary and ended up in Lombardia (Z. Hofmanova, personal</text:p>
      <text:p text:style-name="Standard">communication).” – such migration can explain Germanic ancestry in northern Italy.</text:p>
      <text:p text:style-name="Standard">Unclear how could it explain Mediterranean ancestry in Czech region at such early dates.</text:p>
      <text:p text:style-name="Standard">Can migrations related to Roman armies be ruled out? Also, are there distinct Italian and</text:p>
      <text:p text:style-name="Standard">Greek sources at play, as discussed in text in relation to different analyses? Modify text</text:p>
      <text:p text:style-name="Standard">Chapter 6</text:p>
      <text:p text:style-name="Standard">p. 179, “copyvectors of &gt;0.5x downsamples show a high correspondence..” – with or</text:p>
      <text:p text:style-name="Standard">without imputation? If imputed then worth also mentioning GLIMPSE</text:p>
      <text:p text:style-name="Standard">p. 179, “I also found evidence of imputation bias towards the reference (Fig. 2.13).” Worth</text:p>
      <text:p text:style-name="Standard">specifying whether it is reference sequence or reference panel bias. Might be helpful to</text:p>
      <text:p text:style-name="Standard">clarify this also with regards to the statement on page 133, with reference to [48], that</text:p>
      <text:p text:style-name="Standard">imputation reduces reference sequence bias. In light of the negative correlations between</text:p>
      <text:p text:style-name="Standard">precision and age of the ancient target samples it might be helpful to expand on whether</text:p>
      <text:p text:style-name="Standard">the mentioned biases are dependent on how distant the chosen reference panel is to a</text:p>
      <text:p text:style-name="Standard">sample.</text:p>
      <text:p text:style-name="Standard">p. 181, “Iron Age Italian sourced”</text:p>
      <text:p text:style-name="Standard">p. 181, “which may be related the migrations of Lombard populations” – rephrase or clarify</text:p>
      <text:p text:style-name="Standard">how Italian ancestry in pre-Roman Iron Age could be related to Lombard migration more</text:p>
      <text:p text:style-name="Standard">than 800 years later. Lombards would have brought ‘Germanic/Scandinavian’ ancestry to</text:p>
      <text:p text:style-name="Standard"><text:soft-page-break/>North Italy rather than Italian ancestry to Germany.</text:p>
      <text:p text:style-name="Standard">p. 182, recommendations should be more specific, e.g. recommendations on GLIMPSE-</text:p>
      <text:p text:style-name="Standard">based imputation more specifically rather than all imputation methods gener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13:47:48.062359669</meta:creation-date>
    <dc:date>2022-04-27T16:39:18.253338797</dc:date>
    <meta:editing-duration>PT29M4S</meta:editing-duration>
    <meta:editing-cycles>5</meta:editing-cycles>
    <meta:generator>LibreOffice/7.2.6.2$Linux_X86_64 LibreOffice_project/20$Build-2</meta:generator>
    <meta:document-statistic meta:table-count="0" meta:image-count="0" meta:object-count="0" meta:page-count="8" meta:paragraph-count="297" meta:word-count="3472" meta:character-count="21395" meta:non-whitespace-character-count="18168"/>
  </office:meta>
</office:document-meta>
</file>